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24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ZAKŁADKA </text:p>
      <text:p text:style-name="P1">INNE REALIZACJE MUZYCZNE (nie moge znależć krotszego tytulu ??)</text:p>
      <text:p text:style-name="P1"/>
      <text:p text:style-name="P1">MAMY 5 PODZAKLADEK :-)))</text:p>
      <text:p text:style-name="P1"/>
      <text:p text:style-name="P1">1.płyty</text:p>
      <text:p text:style-name="P1">2.dzingiel</text:p>
      <text:p text:style-name="P1">3.film</text:p>
      <text:p text:style-name="P1">4.słuchowisko</text:p>
      <text:p text:style-name="P1">5.aranzacje</text:p>
      <text:p text:style-name="P1"/>
      <text:p text:style-name="P1">niektore sa rozbudowane , precyzyjnie poopisywane w folderach jakbys mial pytanie pisz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meta:initial-creator>Łukasz Czuj</meta:initial-creator>
  </office:meta>
</office:document-meta>
</file>